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M#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heoretic cost</text:p>
          </table:table-cell>
          <table:table-cell office:value-type="string" calcext:value-type="string">
            <text:p>% relative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5-11-01T22:22:57" calcext:value-type="date">
            <text:p>2025-11-01T22:22:57</text:p>
          </table:table-cell>
          <table:table-cell office:value-type="string" calcext:value-type="string">
            <text:p>small</text:p>
          </table:table-cell>
          <table:table-cell office:value-type="float" office:value="0.1971" calcext:value-type="float">
            <text:p>0.19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5-11-01T21:46:06" calcext:value-type="date">
            <text:p>2025-11-01T21:46:06</text:p>
          </table:table-cell>
          <table:table-cell office:value-type="string" calcext:value-type="string">
            <text:p>large</text:p>
          </table:table-cell>
          <table:table-cell office:value-type="float" office:value="4.3919" calcext:value-type="float">
            <text:p>4.39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5-11-01T22:42:19" calcext:value-type="date">
            <text:p>2025-11-01T22:42:19</text:p>
          </table:table-cell>
          <table:table-cell office:value-type="string" calcext:value-type="string">
            <text:p>duo</text:p>
          </table:table-cell>
          <table:table-cell office:value-type="float" office:value="2.5214" calcext:value-type="float">
            <text:p>2.5214</text:p>
          </table:table-cell>
          <table:table-cell table:formula="of:=[.E5]/[.E4]*100" office:value-type="float" office:value="57.410232473417" calcext:value-type="float">
            <text:p>57.410232473417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5-11-01T16:01:27" calcext:value-type="date">
            <text:p>2025-11-01T16:01:27</text:p>
          </table:table-cell>
          <table:table-cell office:value-type="string" calcext:value-type="string">
            <text:p>small</text:p>
          </table:table-cell>
          <table:table-cell office:value-type="float" office:value="0.2288" calcext:value-type="float">
            <text:p>0.22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5-11-01T15:29:44" calcext:value-type="date">
            <text:p>2025-11-01T15:29:44</text:p>
          </table:table-cell>
          <table:table-cell office:value-type="string" calcext:value-type="string">
            <text:p>large</text:p>
          </table:table-cell>
          <table:table-cell office:value-type="float" office:value="4.4697" calcext:value-type="float">
            <text:p>4.46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5-11-01T16:27:05" calcext:value-type="date">
            <text:p>2025-11-01T16:27:05</text:p>
          </table:table-cell>
          <table:table-cell office:value-type="string" calcext:value-type="string">
            <text:p>duo</text:p>
          </table:table-cell>
          <table:table-cell office:value-type="float" office:value="2.291" calcext:value-type="float">
            <text:p>2.291</text:p>
          </table:table-cell>
          <table:table-cell table:formula="of:=[.E8]/[.E7]*100" office:value-type="float" office:value="51.2562364364499" calcext:value-type="float">
            <text:p>51.2562364364499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5-11-01T20:27:38" calcext:value-type="date">
            <text:p>2025-11-01T20:27:38</text:p>
          </table:table-cell>
          <table:table-cell office:value-type="string" calcext:value-type="string">
            <text:p>small</text:p>
          </table:table-cell>
          <table:table-cell office:value-type="float" office:value="0.2172" calcext:value-type="float">
            <text:p>0.2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5-11-01T19:52:38" calcext:value-type="date">
            <text:p>2025-11-01T19:52:38</text:p>
          </table:table-cell>
          <table:table-cell office:value-type="string" calcext:value-type="string">
            <text:p>large</text:p>
          </table:table-cell>
          <table:table-cell office:value-type="float" office:value="4.8031" calcext:value-type="float">
            <text:p>4.80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5-11-01T21:10:55" calcext:value-type="date">
            <text:p>2025-11-01T21:10:55</text:p>
          </table:table-cell>
          <table:table-cell office:value-type="string" calcext:value-type="string">
            <text:p>duo</text:p>
          </table:table-cell>
          <table:table-cell office:value-type="float" office:value="2.4556" calcext:value-type="float">
            <text:p>2.4556</text:p>
          </table:table-cell>
          <table:table-cell table:formula="of:=[.E11]/[.E10]*100" office:value-type="float" office:value="51.1253149007932" calcext:value-type="float">
            <text:p>51.1253149007932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date" office:date-value="2025-11-16T10:54:07" calcext:value-type="date">
            <text:p>2025-11-16T10:54:07</text:p>
          </table:table-cell>
          <table:table-cell office:value-type="string" calcext:value-type="string">
            <text:p>small</text:p>
          </table:table-cell>
          <table:table-cell office:value-type="float" office:value="0.1583" calcext:value-type="float">
            <text:p>0.1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date" office:date-value="2025-11-16T11:18:06" calcext:value-type="date">
            <text:p>2025-11-16T11:18:06</text:p>
          </table:table-cell>
          <table:table-cell office:value-type="string" calcext:value-type="string">
            <text:p>large</text:p>
          </table:table-cell>
          <table:table-cell office:value-type="float" office:value="3.2738" calcext:value-type="float">
            <text:p>3.27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date" office:date-value="2025-11-16T13:25:29" calcext:value-type="date">
            <text:p>2025-11-16T13:25:29</text:p>
          </table:table-cell>
          <table:table-cell office:value-type="string" calcext:value-type="string">
            <text:p>duo</text:p>
          </table:table-cell>
          <table:table-cell office:value-type="float" office:value="1.893" calcext:value-type="float">
            <text:p>1.893</text:p>
          </table:table-cell>
          <table:table-cell table:formula="of:=[.E14]/[.E13]*100" office:value-type="float" office:value="57.8227136660761" calcext:value-type="float">
            <text:p>57.8227136660761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date" office:date-value="2025-11-17T20:51:14" calcext:value-type="date">
            <text:p>2025-11-17T20:51:14</text:p>
          </table:table-cell>
          <table:table-cell office:value-type="string" calcext:value-type="string">
            <text:p>small</text:p>
          </table:table-cell>
          <table:table-cell office:value-type="float" office:value="0.2366" calcext:value-type="float">
            <text:p>0.2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date" office:date-value="2025-11-17T22:09:11" calcext:value-type="date">
            <text:p>2025-11-17T22:09:11</text:p>
          </table:table-cell>
          <table:table-cell office:value-type="string" calcext:value-type="string">
            <text:p>large</text:p>
          </table:table-cell>
          <table:table-cell office:value-type="float" office:value="3.6463" calcext:value-type="float">
            <text:p>3.64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date" office:date-value="2025-11-17T21:40:24" calcext:value-type="date">
            <text:p>2025-11-17T21:40:24</text:p>
          </table:table-cell>
          <table:table-cell office:value-type="string" calcext:value-type="string">
            <text:p>duo</text:p>
          </table:table-cell>
          <table:table-cell office:value-type="float" office:value="1.874" calcext:value-type="float">
            <text:p>1.874</text:p>
          </table:table-cell>
          <table:table-cell table:formula="of:=[.E17]/[.E16]*100" office:value-type="float" office:value="51.3945643529057" calcext:value-type="float">
            <text:p>51.394564352905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ean</text:p>
          </table:table-cell>
          <table:table-cell table:style-name="ce2" table:formula="of:=AVERAGE([.F3:.F17])" office:value-type="float" office:value="53.8018123659284" calcext:value-type="float">
            <text:p>53.801812365928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#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heoretic cost</text:p>
          </table:table-cell>
          <table:table-cell office:value-type="string" calcext:value-type="string">
            <text:p>% relative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5-11-20T12:22:39" calcext:value-type="date">
            <text:p>2025-11-20T12:22:39</text:p>
          </table:table-cell>
          <table:table-cell office:value-type="string" calcext:value-type="string">
            <text:p>small</text:p>
          </table:table-cell>
          <table:table-cell office:value-type="float" office:value="0.1213" calcext:value-type="float">
            <text:p>0.1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5-11-19T23:52:59" calcext:value-type="date">
            <text:p>2025-11-19T23:52:59</text:p>
          </table:table-cell>
          <table:table-cell office:value-type="string" calcext:value-type="string">
            <text:p>large</text:p>
          </table:table-cell>
          <table:table-cell office:value-type="float" office:value="1.3238" calcext:value-type="float">
            <text:p>1.3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5-11-20T16:27:45" calcext:value-type="date">
            <text:p>2025-11-20T16:27:45</text:p>
          </table:table-cell>
          <table:table-cell office:value-type="string" calcext:value-type="string">
            <text:p>duo</text:p>
          </table:table-cell>
          <table:table-cell office:value-type="float" office:value="0.647" calcext:value-type="float">
            <text:p>0.647</text:p>
          </table:table-cell>
          <table:table-cell table:formula="of:=[.E25]/[.E24]*100" office:value-type="float" office:value="48.8744523341895" calcext:value-type="float">
            <text:p>48.8744523341895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6-01-06T19:15:35" calcext:value-type="date">
            <text:p>2026-01-06T19:15:35</text:p>
          </table:table-cell>
          <table:table-cell office:value-type="string" calcext:value-type="string">
            <text:p>small</text:p>
          </table:table-cell>
          <table:table-cell office:value-type="float" office:value="0.1985" calcext:value-type="float">
            <text:p>0.19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6-01-06T18:37:43" calcext:value-type="date">
            <text:p>2026-01-06T18:37:43</text:p>
          </table:table-cell>
          <table:table-cell office:value-type="string" calcext:value-type="string">
            <text:p>large</text:p>
          </table:table-cell>
          <table:table-cell office:value-type="float" office:value="0.337" calcext:value-type="float">
            <text:p>0.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6-01-06T18:55:34" calcext:value-type="date">
            <text:p>2026-01-06T18:55:34</text:p>
          </table:table-cell>
          <table:table-cell office:value-type="string" calcext:value-type="string">
            <text:p>duo</text:p>
          </table:table-cell>
          <table:table-cell office:value-type="float" office:value="0.2578" calcext:value-type="float">
            <text:p>0.2578</text:p>
          </table:table-cell>
          <table:table-cell table:formula="of:=[.E28]/[.E27]*100" office:value-type="float" office:value="76.4985163204748" calcext:value-type="float">
            <text:p>76.4985163204748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6-01-06T20:48:29" calcext:value-type="date">
            <text:p>2026-01-06T20:48:29</text:p>
          </table:table-cell>
          <table:table-cell office:value-type="string" calcext:value-type="string">
            <text:p>large</text:p>
          </table:table-cell>
          <table:table-cell office:value-type="float" office:value="0.3241" calcext:value-type="float">
            <text:p>0.32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6-01-06T20:38:18" calcext:value-type="date">
            <text:p>2026-01-06T20:38:18</text:p>
          </table:table-cell>
          <table:table-cell office:value-type="string" calcext:value-type="string">
            <text:p>small</text:p>
          </table:table-cell>
          <table:table-cell office:value-type="float" office:value="0.2142" calcext:value-type="float">
            <text:p>0.21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6-01-06T20:17:58" calcext:value-type="date">
            <text:p>2026-01-06T20:17:58</text:p>
          </table:table-cell>
          <table:table-cell office:value-type="string" calcext:value-type="string">
            <text:p>duo</text:p>
          </table:table-cell>
          <table:table-cell office:value-type="float" office:value="0.2817" calcext:value-type="float">
            <text:p>0.2817</text:p>
          </table:table-cell>
          <table:table-cell table:formula="of:=[.E31]/[.E30]*100" office:value-type="float" office:value="131.512605042017" calcext:value-type="float">
            <text:p>131.512605042017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date" office:date-value="2026-01-06T21:43:17" calcext:value-type="date">
            <text:p>2026-01-06T21:43:17</text:p>
          </table:table-cell>
          <table:table-cell office:value-type="string" calcext:value-type="string">
            <text:p>small</text:p>
          </table:table-cell>
          <table:table-cell office:value-type="float" office:value="0.2013" calcext:value-type="float">
            <text:p>0.20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date" office:date-value="2026-01-07T19:53:17" calcext:value-type="date">
            <text:p>2026-01-07T19:53:17</text:p>
          </table:table-cell>
          <table:table-cell office:value-type="string" calcext:value-type="string">
            <text:p>large</text:p>
          </table:table-cell>
          <table:table-cell office:value-type="float" office:value="0.338" calcext:value-type="float">
            <text:p>0.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date" office:date-value="2026-01-06T21:19:39" calcext:value-type="date">
            <text:p>2026-01-06T21:19:39</text:p>
          </table:table-cell>
          <table:table-cell office:value-type="string" calcext:value-type="string">
            <text:p>duo</text:p>
          </table:table-cell>
          <table:table-cell office:value-type="float" office:value="0.2735" calcext:value-type="float">
            <text:p>0.2735</text:p>
          </table:table-cell>
          <table:table-cell table:formula="of:=[.E34]/[.E33]*100" office:value-type="float" office:value="80.9171597633136" calcext:value-type="float">
            <text:p>80.9171597633136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date" office:date-value="2026-01-07T20:35:24" calcext:value-type="date">
            <text:p>2026-01-07T20:35:24</text:p>
          </table:table-cell>
          <table:table-cell office:value-type="string" calcext:value-type="string">
            <text:p>small</text:p>
          </table:table-cell>
          <table:table-cell office:value-type="float" office:value="0.2016" calcext:value-type="float">
            <text:p>0.2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date" office:date-value="2026-01-07T20:15:58" calcext:value-type="date">
            <text:p>2026-01-07T20:15:58</text:p>
          </table:table-cell>
          <table:table-cell office:value-type="string" calcext:value-type="string">
            <text:p>large</text:p>
          </table:table-cell>
          <table:table-cell office:value-type="float" office:value="0.331" calcext:value-type="float">
            <text:p>0.3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date" office:date-value="2026-01-07T21:55:00" calcext:value-type="date">
            <text:p>2026-01-07T21:55:00</text:p>
          </table:table-cell>
          <table:table-cell office:value-type="string" calcext:value-type="string">
            <text:p>duo</text:p>
          </table:table-cell>
          <table:table-cell office:value-type="float" office:value="0.2913" calcext:value-type="float">
            <text:p>0.2913</text:p>
          </table:table-cell>
          <table:table-cell table:formula="of:=[.E37]/[.E36]*100" office:value-type="float" office:value="88.0060422960725" calcext:value-type="float">
            <text:p>88.00604229607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ean</text:p>
          </table:table-cell>
          <table:table-cell table:style-name="ce2" table:formula="of:=AVERAGE([.F23:.F37])" office:value-type="float" office:value="85.1617551512134" calcext:value-type="float">
            <text:p>85.161755151213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#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heoretic cost</text:p>
          </table:table-cell>
          <table:table-cell office:value-type="string" calcext:value-type="string">
            <text:p>% relative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6-01-08T18:14:32" calcext:value-type="date">
            <text:p>2026-01-08T18:14:32</text:p>
          </table:table-cell>
          <table:table-cell office:value-type="string" calcext:value-type="string">
            <text:p>small</text:p>
          </table:table-cell>
          <table:table-cell office:value-type="float" office:value="0.141" calcext:value-type="float">
            <text:p>0.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6-01-08T18:22:18" calcext:value-type="date">
            <text:p>2026-01-08T18:22:18</text:p>
          </table:table-cell>
          <table:table-cell office:value-type="string" calcext:value-type="string">
            <text:p>large</text:p>
          </table:table-cell>
          <table:table-cell office:value-type="float" office:value="0.2539" calcext:value-type="float">
            <text:p>0.25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date" office:date-value="2026-01-08T19:19:08" calcext:value-type="date">
            <text:p>2026-01-08T19:19:08</text:p>
          </table:table-cell>
          <table:table-cell office:value-type="string" calcext:value-type="string">
            <text:p>duo</text:p>
          </table:table-cell>
          <table:table-cell office:value-type="float" office:value="0.2342" calcext:value-type="float">
            <text:p>0.2342</text:p>
          </table:table-cell>
          <table:table-cell table:formula="of:=[.E45]/[.E44]*100" office:value-type="float" office:value="92.2410397794407" calcext:value-type="float">
            <text:p>92.2410397794407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6-01-08T19:06:30" calcext:value-type="date">
            <text:p>2026-01-08T19:06:30</text:p>
          </table:table-cell>
          <table:table-cell office:value-type="string" calcext:value-type="string">
            <text:p>small</text:p>
          </table:table-cell>
          <table:table-cell office:value-type="float" office:value="0.1382" calcext:value-type="float">
            <text:p>0.1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6-01-08T19:49:59" calcext:value-type="date">
            <text:p>2026-01-08T19:49:59</text:p>
          </table:table-cell>
          <table:table-cell office:value-type="string" calcext:value-type="string">
            <text:p>large</text:p>
          </table:table-cell>
          <table:table-cell office:value-type="float" office:value="0.2081" calcext:value-type="float">
            <text:p>0.20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date" office:date-value="2026-01-08T19:33:42" calcext:value-type="date">
            <text:p>2026-01-08T19:33:42</text:p>
          </table:table-cell>
          <table:table-cell office:value-type="string" calcext:value-type="string">
            <text:p>duo</text:p>
          </table:table-cell>
          <table:table-cell office:value-type="float" office:value="0.1922" calcext:value-type="float">
            <text:p>0.1922</text:p>
          </table:table-cell>
          <table:table-cell table:formula="of:=[.E48]/[.E47]*100" office:value-type="float" office:value="92.3594425756848" calcext:value-type="float">
            <text:p>92.3594425756848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6-01-08T20:25:50" calcext:value-type="date">
            <text:p>2026-01-08T20:25:50</text:p>
          </table:table-cell>
          <table:table-cell office:value-type="string" calcext:value-type="string">
            <text:p>small</text:p>
          </table:table-cell>
          <table:table-cell office:value-type="float" office:value="0.1671" calcext:value-type="float">
            <text:p>0.1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6-01-08T20:00:40" calcext:value-type="date">
            <text:p>2026-01-08T20:00:40</text:p>
          </table:table-cell>
          <table:table-cell office:value-type="string" calcext:value-type="string">
            <text:p>large</text:p>
          </table:table-cell>
          <table:table-cell office:value-type="float" office:value="0.2714" calcext:value-type="float">
            <text:p>0.27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date" office:date-value="2026-01-08T20:48:50" calcext:value-type="date">
            <text:p>2026-01-08T20:48:50</text:p>
          </table:table-cell>
          <table:table-cell office:value-type="string" calcext:value-type="string">
            <text:p>duo</text:p>
          </table:table-cell>
          <table:table-cell office:value-type="float" office:value="0.2542" calcext:value-type="float">
            <text:p>0.2542</text:p>
          </table:table-cell>
          <table:table-cell table:formula="of:=[.E51]/[.E50]*100" office:value-type="float" office:value="93.6624907885041" calcext:value-type="float">
            <text:p>93.662490788504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ean</text:p>
          </table:table-cell>
          <table:table-cell table:style-name="ce2" table:formula="of:=AVERAGE([.F43:.F51])" office:value-type="float" office:value="92.7543243812099" calcext:value-type="float">
            <text:p>92.7543243812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09:01:22.34096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9:32:19.551498300</meta:creation-date>
    <dc:date>2026-01-31T09:15:04.408237700</dc:date>
    <meta:editing-duration>PT1H46M</meta:editing-duration>
    <meta:editing-cycles>7</meta:editing-cycles>
    <meta:generator>LibreOffice/25.8.3.2$Windows_X86_64 LibreOffice_project/8ca8d55c161d602844f5428fa4b58097424e324e</meta:generator>
    <meta:document-statistic meta:table-count="1" meta:cell-count="193" meta:object-count="0"/>
  </office:meta>
</office:document-meta>
</file>